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c02c8" officeooo:paragraph-rsid="00045310"/>
    </style:style>
    <style:style style:name="P2" style:family="paragraph" style:parent-style-name="Standard">
      <style:text-properties officeooo:rsid="000a1d84" officeooo:paragraph-rsid="00045310"/>
    </style:style>
    <style:style style:name="P3" style:family="paragraph" style:parent-style-name="Standard">
      <style:text-properties officeooo:rsid="0018973f" officeooo:paragraph-rsid="00045310"/>
    </style:style>
    <style:style style:name="P4" style:family="paragraph" style:parent-style-name="Standard" style:list-style-name="L1"/>
    <style:style style:name="P5" style:family="paragraph" style:parent-style-name="Standard" style:list-style-name="L1">
      <style:text-properties officeooo:rsid="000bfd64" officeooo:paragraph-rsid="00045310"/>
    </style:style>
    <style:style style:name="P6" style:family="paragraph" style:parent-style-name="Standard" style:list-style-name="L1">
      <style:text-properties officeooo:rsid="000d5925" officeooo:paragraph-rsid="00050e5d"/>
    </style:style>
    <style:style style:name="P7" style:family="paragraph" style:parent-style-name="Standard" style:list-style-name="L1">
      <style:text-properties officeooo:rsid="000d5925" officeooo:paragraph-rsid="000ab176"/>
    </style:style>
    <style:style style:name="P8" style:family="paragraph" style:parent-style-name="Standard" style:list-style-name="L1">
      <style:text-properties officeooo:rsid="000d5925" officeooo:paragraph-rsid="000b049f"/>
    </style:style>
    <style:style style:name="P9" style:family="paragraph" style:parent-style-name="Standard" style:list-style-name="L1">
      <style:text-properties officeooo:rsid="000d5925" officeooo:paragraph-rsid="000c5077"/>
    </style:style>
    <style:style style:name="P10" style:family="paragraph" style:parent-style-name="Standard" style:list-style-name="L1">
      <style:text-properties officeooo:rsid="000d5925" officeooo:paragraph-rsid="000f2cc7"/>
    </style:style>
    <style:style style:name="P11" style:family="paragraph" style:parent-style-name="Standard" style:list-style-name="L1">
      <style:text-properties officeooo:rsid="000c5077" officeooo:paragraph-rsid="000c5077"/>
    </style:style>
    <style:style style:name="P12" style:family="paragraph" style:parent-style-name="Standard" style:list-style-name="L1">
      <style:text-properties officeooo:rsid="000b71fe" officeooo:paragraph-rsid="000c5077"/>
    </style:style>
    <style:style style:name="P13" style:family="paragraph" style:parent-style-name="Standard" style:list-style-name="L1">
      <style:text-properties officeooo:rsid="000b71fe" officeooo:paragraph-rsid="00050e5d"/>
    </style:style>
    <style:style style:name="P14" style:family="paragraph" style:parent-style-name="Standard" style:list-style-name="L1">
      <style:text-properties officeooo:rsid="000b71fe" officeooo:paragraph-rsid="000e3f3d"/>
    </style:style>
    <style:style style:name="P15" style:family="paragraph" style:parent-style-name="Standard" style:list-style-name="L1">
      <style:text-properties officeooo:rsid="000b71fe" officeooo:paragraph-rsid="000ed8fd"/>
    </style:style>
    <style:style style:name="P16" style:family="paragraph" style:parent-style-name="Standard" style:list-style-name="L1">
      <style:text-properties officeooo:rsid="000b71fe" officeooo:paragraph-rsid="000f2cc7"/>
    </style:style>
    <style:style style:name="P17" style:family="paragraph" style:parent-style-name="Standard" style:list-style-name="L1">
      <style:text-properties fo:font-style="normal" officeooo:rsid="000c5077" officeooo:paragraph-rsid="000c5077" style:font-style-asian="normal" style:font-style-complex="normal"/>
    </style:style>
    <style:style style:name="P18" style:family="paragraph" style:parent-style-name="Standard" style:list-style-name="L1">
      <style:text-properties officeooo:rsid="000ab176" officeooo:paragraph-rsid="000ab176"/>
    </style:style>
    <style:style style:name="P19" style:family="paragraph" style:parent-style-name="Standard" style:list-style-name="L1">
      <style:text-properties officeooo:rsid="000ab176" officeooo:paragraph-rsid="000b049f"/>
    </style:style>
    <style:style style:name="P20" style:family="paragraph" style:parent-style-name="Standard" style:list-style-name="L1">
      <style:text-properties officeooo:rsid="000ab176" officeooo:paragraph-rsid="000c5077"/>
    </style:style>
    <style:style style:name="P21" style:family="paragraph" style:parent-style-name="Standard" style:list-style-name="L1">
      <style:text-properties officeooo:rsid="000b049f" officeooo:paragraph-rsid="000b049f"/>
    </style:style>
    <style:style style:name="P22" style:family="paragraph" style:parent-style-name="Standard" style:list-style-name="L1">
      <style:text-properties officeooo:rsid="000b049f" officeooo:paragraph-rsid="000c5077"/>
    </style:style>
    <style:style style:name="P23" style:family="paragraph" style:parent-style-name="Standard" style:list-style-name="L1">
      <style:text-properties officeooo:rsid="000e3f3d" officeooo:paragraph-rsid="000e3f3d"/>
    </style:style>
    <style:style style:name="P24" style:family="paragraph" style:parent-style-name="Standard" style:list-style-name="L1">
      <style:text-properties officeooo:rsid="000d654e" officeooo:paragraph-rsid="00050e5d"/>
    </style:style>
    <style:style style:name="P25" style:family="paragraph" style:parent-style-name="Standard" style:list-style-name="L1">
      <style:text-properties officeooo:rsid="000ed8fd" officeooo:paragraph-rsid="000ed8fd"/>
    </style:style>
    <style:style style:name="P26" style:family="paragraph" style:parent-style-name="Standard" style:list-style-name="L1">
      <style:text-properties officeooo:rsid="000f2cc7" officeooo:paragraph-rsid="000f2cc7"/>
    </style:style>
    <style:style style:name="T1" style:family="text">
      <style:text-properties style:text-position="super 58%"/>
    </style:style>
    <style:style style:name="T2" style:family="text">
      <style:text-properties officeooo:rsid="001a9bbd"/>
    </style:style>
    <style:style style:name="T3" style:family="text">
      <style:text-properties officeooo:rsid="00045310"/>
    </style:style>
    <style:style style:name="T4" style:family="text">
      <style:text-properties officeooo:rsid="000d654e"/>
    </style:style>
    <style:style style:name="T5" style:family="text">
      <style:text-properties officeooo:rsid="0027fdb5"/>
    </style:style>
    <style:style style:name="T6" style:family="text">
      <style:text-properties officeooo:rsid="000654a1"/>
    </style:style>
    <style:style style:name="T7" style:family="text">
      <style:text-properties officeooo:rsid="00074b69"/>
    </style:style>
    <style:style style:name="T8" style:family="text">
      <style:text-properties officeooo:rsid="001d1acb"/>
    </style:style>
    <style:style style:name="T9" style:family="text">
      <style:text-properties officeooo:rsid="000ab176"/>
    </style:style>
    <style:style style:name="T10" style:family="text">
      <style:text-properties officeooo:rsid="000acf6a"/>
    </style:style>
    <style:style style:name="T11" style:family="text">
      <style:text-properties officeooo:rsid="000b049f"/>
    </style:style>
    <style:style style:name="T12" style:family="text">
      <style:text-properties officeooo:rsid="000c5077"/>
    </style:style>
    <style:style style:name="T13" style:family="text">
      <style:text-properties fo:font-style="italic" officeooo:rsid="000c5077" style:font-style-asian="italic" style:font-style-complex="italic"/>
    </style:style>
    <style:style style:name="T14" style:family="text">
      <style:text-properties officeooo:rsid="000b71fe"/>
    </style:style>
    <style:style style:name="T15" style:family="text">
      <style:text-properties officeooo:rsid="000e3f3d"/>
    </style:style>
    <style:style style:name="T16" style:family="text">
      <style:text-properties officeooo:rsid="000ed8fd"/>
    </style:style>
    <style:style style:name="T17" style:family="text">
      <style:text-properties officeooo:rsid="000f2cc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uary <text:span text:style-name="T3">14</text:span><text:span text:style-name="T1">th</text:span>, 2023</text:p>
      <text:p text:style-name="P2">Kitkat <text:span text:style-name="T2">Dambeck</text:span></text:p>
      <text:p text:style-name="P2">Expository Writing</text:p>
      <text:p text:style-name="P2">First Essay Outline <text:span text:style-name="T3">#2</text:span></text:p>
      <text:p text:style-name="P3"/>
      <text:list xml:id="list3206267653" text:style-name="L1">
        <text:list-item>
          <text:p text:style-name="P5">Prompt.</text:p>
          <text:list>
            <text:list-item>
              <text:p text:style-name="P5">To what extend to social groups and music effect an individuals definition of self.</text:p>
            </text:list-item>
          </text:list>
        </text:list-item>
        <text:list-item>
          <text:p text:style-name="P6">Essay <text:span text:style-name="T4">formula. </text:span><text:span text:style-name="T12">~200 words</text:span></text:p>
          <text:list>
            <text:list-item>
              <text:p text:style-name="P6">Intro paragraph.</text:p>
              <text:list>
                <text:list-item>
                  <text:p text:style-name="P7">Opening statement. <text:span text:style-name="T8">1-2 sentences. </text:span><text:span text:style-name="T9">G</text:span><text:span text:style-name="T8">eneral thought on the thesis. </text:span><text:span text:style-name="T7">Introduce authors.</text:span></text:p>
                  <text:list>
                    <text:list-item>
                      <text:p text:style-name="P11">Today, nearly everyone is connected to mass media. </text:p>
                    </text:list-item>
                    <text:list-item>
                      <text:p text:style-name="P12">American philosopher and professor Alva Noë <text:span text:style-name="T12">writes about pop fans relattionship to must in their essay </text:span><text:span text:style-name="T13">Air Guitar Styles. </text:span></text:p>
                    </text:list-item>
                    <text:list-item>
                      <text:p text:style-name="P17">Famous American science author Steven Johnson also writes about mass culture, not from the perspective of media, but rather through patterns, structure, and emergent behavior.</text:p>
                    </text:list-item>
                  </text:list>
                </text:list-item>
                <text:list-item>
                  <text:p text:style-name="P6"><text:span text:style-name="T6">State </text:span>Thesis. <text:span text:style-name="T9">1-3 sentences. </text:span><text:span text:style-name="T5">By examining Β, and Γ, it is clear that Α.</text:span></text:p>
                  <text:list>
                    <text:list-item>
                      <text:p text:style-name="P13">By examining <text:span text:style-name="T17">subcultures, such as Punk</text:span> and Manchester’s Gay Village, it can be seen that music and social groups can have a significant impact on an individual's definition of self, <text:span text:style-name="T17">to the extent that they become the defining aspect of the self. </text:span></text:p>
                    </text:list-item>
                  </text:list>
                </text:list-item>
              </text:list>
            </text:list-item>
            <text:list-item>
              <text:p text:style-name="P6">Body paragraph one. </text:p>
              <text:list>
                <text:list-item>
                  <text:p text:style-name="P6"><text:span text:style-name="T9">Topic statement. </text:span><text:span text:style-name="T6">State </text:span><text:span text:style-name="T9">paragraph </text:span><text:span text:style-name="T10">claim, analysis &amp; relation to thesis. No generalization.</text:span></text:p>
                  <text:list>
                    <text:list-item>
                      <text:p text:style-name="P11">Especially in America, mass culture is divided into many subculture. </text:p>
                    </text:list-item>
                    <text:list-item>
                      <text:p text:style-name="P11">These s<text:span text:style-name="T14">ubcultures regularly articulate themselves through music.</text:span></text:p>
                    </text:list-item>
                    <text:list-item>
                      <text:p text:style-name="P12">By examining this, <text:span text:style-name="T12">it can be seen </text:span>that music becomes the <text:span text:style-name="T16">means </text:span>which the individual defines themselves as belonging to the group.</text:p>
                    </text:list-item>
                  </text:list>
                </text:list-item>
                <text:list-item>
                  <text:p text:style-name="P18">Quote one.</text:p>
                  <text:list>
                    <text:list-item>
                      <text:p text:style-name="P18"><text:span text:style-name="T11">I</text:span>ntro.</text:p>
                      <text:list>
                        <text:list-item>
                          <text:p text:style-name="P11">About music subcultures, Noë says that </text:p>
                        </text:list-item>
                      </text:list>
                    </text:list-item>
                    <text:list-item>
                      <text:p text:style-name="P18"><text:span text:style-name="T11">Q</text:span>uotation.</text:p>
                      <text:list>
                        <text:list-item>
                          <text:p text:style-name="P11">“pop music is concerned with personal style… We sort tribes by their music. The hippies, the punks, the jocks, the mods, the rockers, etc. Black music, white music. These differences matter.” (Noë 178).</text:p>
                        </text:list-item>
                      </text:list>
                    </text:list-item>
                    <text:list-item>
                      <text:p text:style-name="P21">Summarize. </text:p>
                      <text:list>
                        <text:list-item>
                          <text:p text:style-name="P23">In other words, pop music is so intertwined with style, that it acts as shorthand to refer to whole groups of people. </text:p>
                        </text:list-item>
                        <text:list-item>
                          <text:p text:style-name="P14"><text:s/>Considering each of the tribes, or subcultures, its easy to connect the music and stereotypical images of them; Hippes conjure images of the Grateful Dead and tie dye, and punks bring to mind the Dead Kennedies and patched battled vests.</text:p>
                        </text:list-item>
                      </text:list>
                    </text:list-item>
                    <text:list-item>
                      <text:p text:style-name="P21">Close reading, analysis or interpretation.</text:p>
                      <text:list>
                        <text:list-item>
                          <text:p text:style-name="P8"><text:span text:style-name="T7">Answer h</text:span>ow quote supports my thesis. </text:p>
                          <text:list>
                            <text:list-item>
                              <text:p text:style-name="P14">Individuals express themselves with their choices of music, fashion, and politics.</text:p>
                            </text:list-item>
                            <text:list-item>
                              <text:p text:style-name="P23">When these people do so, they put themselves into the group. </text:p>
                            </text:list-item>
                          </text:list>
                        </text:list-item>
                        <text:list-item>
                          <text:p text:style-name="P8"><text:span text:style-name="T7">Answer w</text:span>hy quote supports my thesis.</text:p>
                          <text:list>
                            <text:list-item>
                              <text:p text:style-name="P14"><text:span text:style-name="T15">T</text:span>his process <text:span text:style-name="T15">works simultaneously in both directions: the individual’s expression to the world, and as a way </text:span>define themselves.</text:p>
                            </text:list-item>
                            <text:list-item>
                              <text:p text:style-name="P15"><text:span text:style-name="T15">Both use </text:span>the signs of music, and thereby fashion.</text:p>
                            </text:list-item>
                            <text:list-item>
                              <text:p text:style-name="P15"><text:soft-page-break/>Noë considers this use of music, to express style, as the quintessential element of pop.</text:p>
                            </text:list-item>
                            <text:list-item>
                              <text:p text:style-name="P15">This kind of music is more than just pretty sounds; it forms a language of style.</text:p>
                            </text:list-item>
                          </text:list>
                        </text:list-item>
                      </text:list>
                    </text:list-item>
                    <text:list-item>
                      <text:p text:style-name="P21">Make a connection to other parts of the essay. Develop own ideas.</text:p>
                      <text:list>
                        <text:list-item>
                          <text:p text:style-name="P25">Definitions of ones self are written in this language of style.</text:p>
                        </text:list-item>
                      </text:list>
                    </text:list-item>
                  </text:list>
                </text:list-item>
                <text:list-item>
                  <text:p text:style-name="P19">Quote <text:span text:style-name="T11">two</text:span>.</text:p>
                  <text:list>
                    <text:list-item>
                      <text:p text:style-name="P19"><text:span text:style-name="T11">I</text:span>ntro.</text:p>
                      <text:list>
                        <text:list-item>
                          <text:p text:style-name="P23">Johnson also writes about social groups, but takes an approach that is more focused on the group.</text:p>
                        </text:list-item>
                        <text:list-item>
                          <text:p text:style-name="P23">They write:</text:p>
                        </text:list-item>
                      </text:list>
                    </text:list-item>
                    <text:list-item>
                      <text:p text:style-name="P4"><text:span text:style-name="T11">Q</text:span><text:span text:style-name="T9">uo</text:span>tation.</text:p>
                      <text:list>
                        <text:list-item>
                          <text:p text:style-name="P4">“A city is a kind of pattern-amplifying machine: its neighborhoods are away of measuring and expressing the repeated behavior of larger collectivities-- capturing information about group behavior, and sharing that information with the group. Because those patterns are fed back to the community, small shifts in behavior can quickly escalate into larger movements” <text:span text:style-name="T15">(Johnson 194).</text:span></text:p>
                        </text:list-item>
                      </text:list>
                    </text:list-item>
                    <text:list-item>
                      <text:p text:style-name="P21">Summarize.</text:p>
                      <text:list>
                        <text:list-item>
                          <text:p text:style-name="P23">That is to say, when decisions are repeated on the level of an individual , there is a feedback loop that determines what happens on the level of the. </text:p>
                        </text:list-item>
                      </text:list>
                    </text:list-item>
                    <text:list-item>
                      <text:p text:style-name="P21">Close reading, analysis or interpretation.</text:p>
                      <text:list>
                        <text:list-item>
                          <text:p text:style-name="P8"><text:span text:style-name="T7">Answer h</text:span>ow quote supports my thesis. </text:p>
                          <text:list>
                            <text:list-item>
                              <text:p text:style-name="P23">Music subcultures share this feedback behavior: the group has music of a particular style, and that music captures that style, imposing it on the group. </text:p>
                            </text:list-item>
                          </text:list>
                        </text:list-item>
                        <text:list-item>
                          <text:p text:style-name="P8"><text:span text:style-name="T7">Answer w</text:span>hy quote supports my thesis.</text:p>
                          <text:list>
                            <text:list-item>
                              <text:p text:style-name="P23">Consider punk music: <text:span text:style-name="T14">it is typically loud and fast, using minimal if any studio work, as well as loose and shrill vocals.</text:span></text:p>
                            </text:list-item>
                            <text:list-item>
                              <text:p text:style-name="P16">These auditory qualities express the style of punks, such as being self-made, tough, and iconoclastic, <text:span text:style-name="T17">and having a strong, rebellious attitude</text:span> .</text:p>
                            </text:list-item>
                            <text:list-item>
                              <text:p text:style-name="P14">Punk individuals, as members of the punk social group, use punk music as a way to define themselves.</text:p>
                            </text:list-item>
                            <text:list-item>
                              <text:p text:style-name="P14">This <text:span text:style-name="T15">definition becomes the pattern to which punks hold themselves</text:span>, <text:span text:style-name="T15">continuing the pattern.</text:span></text:p>
                            </text:list-item>
                            <text:list-item>
                              <text:p text:style-name="P23">This principle is a core component of how an individuals identity can get established. </text:p>
                            </text:list-item>
                          </text:list>
                        </text:list-item>
                      </text:list>
                    </text:list-item>
                    <text:list-item>
                      <text:p text:style-name="P21">Make a connection to other parts of the essay. Develop own ideas.</text:p>
                      <text:list>
                        <text:list-item>
                          <text:p text:style-name="P25">The perspective of an individual is often too narrow to personally see this whole process; that is to say that internalizing the influence of a social group to ones immediate experiences is a cognitively difficult task. </text:p>
                        </text:list-item>
                        <text:list-item>
                          <text:p text:style-name="P25">However, the result on a macro-scale are obvious. </text:p>
                        </text:list-item>
                      </text:list>
                    </text:list-item>
                  </text:list>
                </text:list-item>
              </text:list>
            </text:list-item>
            <text:list-item>
              <text:p text:style-name="P9">Body paragraph <text:span text:style-name="T12">two</text:span>. </text:p>
              <text:list>
                <text:list-item>
                  <text:p text:style-name="P9"><text:span text:style-name="T9">Topic statement. </text:span><text:span text:style-name="T6">State </text:span><text:span text:style-name="T9">paragraph </text:span><text:span text:style-name="T10">claim, analysis &amp; relation to thesis. No generalization.</text:span></text:p>
                  <text:list>
                    <text:list-item>
                      <text:p text:style-name="P25">Subcultures draw in individuals, and create a place of belonging that is more enduring than the individual. </text:p>
                    </text:list-item>
                    <text:list-item>
                      <text:p text:style-name="P25">Even in traditional, that is premodern and pre-mass-media, display this phenomenon.</text:p>
                    </text:list-item>
                  </text:list>
                </text:list-item>
                <text:list-item>
                  <text:p text:style-name="P20">Quote one.</text:p>
                  <text:list>
                    <text:list-item>
                      <text:p text:style-name="P20"><text:span text:style-name="T11">I</text:span>ntro.</text:p>
                      <text:list>
                        <text:list-item>
                          <text:p text:style-name="P15">Johnson write <text:span text:style-name="T16">that in Manchester </text:span></text:p>
                        </text:list-item>
                      </text:list>
                    </text:list-item>
                    <text:list-item>
                      <text:p text:style-name="P20"><text:span text:style-name="T11">Q</text:span>uotation.</text:p>
                      <text:list>
                        <text:list-item>
                          <text:p text:style-name="P15"><text:soft-page-break/>“<text:span text:style-name="T16">o</text:span>ne of them lies just north of Victoria University, at a point where Oxford Road becomes Oxford Street. <text:s/>There are reports dating back to the mid-nineteenth century of men cruising other men on these blocks, looking for casual sex, more lasting relationships, or even just the camaraderie of shared identity at a time when that identity dared not speak its name. ” (Johnson 195).</text:p>
                        </text:list-item>
                      </text:list>
                    </text:list-item>
                    <text:list-item>
                      <text:p text:style-name="P22">Summarize. </text:p>
                      <text:list>
                        <text:list-item>
                          <text:p text:style-name="P25">Manchester has been host to the historic Gay Village. </text:p>
                        </text:list-item>
                        <text:list-item>
                          <text:p text:style-name="P25">This community has been there since at least the 1800’s even as homosexuality was officially outlawed. </text:p>
                        </text:list-item>
                      </text:list>
                    </text:list-item>
                    <text:list-item>
                      <text:p text:style-name="P22">Close reading, analysis or interpretation.</text:p>
                      <text:list>
                        <text:list-item>
                          <text:p text:style-name="P9"><text:span text:style-name="T7">Answer h</text:span>ow quote supports my thesis. </text:p>
                          <text:list>
                            <text:list-item>
                              <text:p text:style-name="P15">When gay men gather on Oxford Road, they are participating in the tradition of Manchester’s gay population.</text:p>
                            </text:list-item>
                            <text:list-item>
                              <text:p text:style-name="P15">Meeting in the same place is often a pragmatic decision, however when participating in this tradition, gay Mancunians are putting themselves into the tradition.</text:p>
                            </text:list-item>
                          </text:list>
                        </text:list-item>
                        <text:list-item>
                          <text:p text:style-name="P9"><text:span text:style-name="T7">Answer w</text:span>hy quote supports my thesis.</text:p>
                          <text:list>
                            <text:list-item>
                              <text:p text:style-name="P15">By doing this, <text:span text:style-name="T17">Mancunians </text:span>become part of <text:span text:style-name="T17">the Gay Village</text:span>, and define themselves inwardly with th<text:span text:style-name="T17">e </text:span>group’s identity.</text:p>
                            </text:list-item>
                            <text:list-item>
                              <text:p text:style-name="P25">They personally experience this as comradery and belonging.</text:p>
                            </text:list-item>
                          </text:list>
                        </text:list-item>
                      </text:list>
                    </text:list-item>
                    <text:list-item>
                      <text:p text:style-name="P22">Make a connection to other parts of the essay. Develop own ideas.</text:p>
                      <text:list>
                        <text:list-item>
                          <text:p text:style-name="P26">These personal experiences are signs of the social groups effect on their sense of self.</text:p>
                        </text:list-item>
                      </text:list>
                    </text:list-item>
                  </text:list>
                </text:list-item>
                <text:list-item>
                  <text:p text:style-name="P20">Quote <text:span text:style-name="T11">two</text:span>.</text:p>
                  <text:list>
                    <text:list-item>
                      <text:p text:style-name="P20"><text:span text:style-name="T11">I</text:span>ntro.</text:p>
                      <text:list>
                        <text:list-item>
                          <text:p text:style-name="P26">Noë writes that all social role, those like citizen, mother and philosopher, </text:p>
                        </text:list-item>
                      </text:list>
                    </text:list-item>
                    <text:list-item>
                      <text:p text:style-name="P20"><text:span text:style-name="T11">Q</text:span>uotation.</text:p>
                      <text:list>
                        <text:list-item>
                          <text:p text:style-name="P20">“are the roles we play, better or worse, successfully or unsuccessfully, in our social lives. We are persons insofar as we are subject, always and implicitly, to the standards of our community” <text:span text:style-name="T16">(Noë 178).</text:span></text:p>
                        </text:list-item>
                      </text:list>
                    </text:list-item>
                    <text:list-item>
                      <text:p text:style-name="P22">Summarize. </text:p>
                      <text:list>
                        <text:list-item>
                          <text:p text:style-name="P26">People, as agents in society, are preforming, rather acting out, the role they have been given from their community.</text:p>
                        </text:list-item>
                      </text:list>
                    </text:list-item>
                    <text:list-item>
                      <text:p text:style-name="P22">Close reading, analysis or interpretation.</text:p>
                      <text:list>
                        <text:list-item>
                          <text:p text:style-name="P10"><text:span text:style-name="T7">Answer h</text:span>ow quote supports my thesis. <text:span text:style-name="T17"><text:s/></text:span></text:p>
                          <text:list>
                            <text:list-item>
                              <text:p text:style-name="P26">Specifically, gay Mancunians act out by going to the same street corner, and secretly organizing their comradery.</text:p>
                            </text:list-item>
                            <text:list-item>
                              <text:p text:style-name="P26">Punks act out in revelry and protest.</text:p>
                            </text:list-item>
                          </text:list>
                        </text:list-item>
                        <text:list-item>
                          <text:p text:style-name="P9"><text:span text:style-name="T7">Answer w</text:span>hy quote supports my thesis.</text:p>
                          <text:list>
                            <text:list-item>
                              <text:p text:style-name="P26">These are scripts developed through stable and repeating patterns, and internalized through socialization, and now also mass media.</text:p>
                            </text:list-item>
                          </text:list>
                        </text:list-item>
                      </text:list>
                    </text:list-item>
                    <text:list-item>
                      <text:p text:style-name="P22">Make a connection to other parts of the essay. Develop own ideas</text:p>
                      <text:list>
                        <text:list-item>
                          <text:p text:style-name="P22"/>
                        </text:list-item>
                      </text:list>
                    </text:list-item>
                  </text:list>
                </text:list-item>
              </text:list>
            </text:list-item>
            <text:list-item>
              <text:p text:style-name="P24">Conclusion.</text:p>
              <text:list>
                <text:list-item>
                  <text:p text:style-name="P24">Backwards <text:span text:style-name="T11">topic sentence. </text:span></text:p>
                  <text:list>
                    <text:list-item>
                      <text:p text:style-name="P26">The defining characteristic of a individual’s sense of self is often the subcultures they consider themselves a part of.</text:p>
                    </text:list-item>
                    <text:list-item>
                      <text:p text:style-name="P26">Considering the individual as the unit of society, it can be seen in how a larger social groups work their group identity into the individual. </text:p>
                    </text:list-item>
                    <text:list-item>
                      <text:p text:style-name="P26"><text:soft-page-break/>Punks define themselves with the subculture, using music to summarize its politics, style, and attitude. </text:p>
                    </text:list-item>
                    <text:list-item>
                      <text:p text:style-name="P26">The Gay Village in Manchester perpetuates itself without any legal mandate, because each of its members identify themselves with the whole. </text:p>
                    </text:list-item>
                  </text:list>
                </text:list-item>
                <text:list-item>
                  <text:p text:style-name="P21">Synthesize quotes. </text:p>
                  <text:list>
                    <text:list-item>
                      <text:p text:style-name="P26">Both of these models show how groups are sustained by the members who participate in them: they become the defining aspect of their member’s conception of self. </text:p>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5:16:01.732049431</meta:creation-date>
    <dc:date>2023-02-21T11:22:14.157895152</dc:date>
    <meta:editing-duration>P1DT14H59M1S</meta:editing-duration>
    <meta:editing-cycles>11</meta:editing-cycles>
    <meta:generator>LibreOffice/7.5.0.3$Linux_X86_64 LibreOffice_project/50$Build-3</meta:generator>
    <meta:document-statistic meta:table-count="0" meta:image-count="0" meta:object-count="0" meta:page-count="4" meta:paragraph-count="102" meta:word-count="1332" meta:character-count="7940" meta:non-whitespace-character-count="6772"/>
  </office:meta>
</office:document-meta>
</file>